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Kubernetes?</text:p>
      <text:p text:style-name="Standard"/>
      <text:p text:style-name="Standard">Kubernetes is a portable, extensible, open-source platform for managing containerized workloads and services, that facilitates both declarative configuration and automation. It has a large, rapidly growing ecosystem. Kubernetes services, support, and tools are widely available.</text:p>
      <text:p text:style-name="Standard"/>
      <text:p text:style-name="Standard">Container deployment era: Containers are similar to VMs, but they have relaxed isolation properties to share the Operating System (OS) among the applications. Therefore, containers are considered lightweight. Similar to a VM, a container has its own filesystem, CPU, memory, process space, and more. As they are decoupled from the underlying infrastructure, they are portable across clouds and OS distributions.</text:p>
      <text:p text:style-name="Standard"/>
      <text:p text:style-name="Standard">Why you need Kubernetes and what it can do</text:p>
      <text:p text:style-name="Standard">Containers are a good way to bundle and run your applications. In a production environment, you need to manage the containers that run the applications and ensure that there is no downtime. For example, if a container goes down, another container needs to start. Wouldn't it be easier if this behavior was handled by a system?</text:p>
      <text:p text:style-name="Standard"/>
      <text:p text:style-name="Standard">That's how Kubernetes comes to the rescue! Kubernetes provides you with a framework to run distributed systems resiliently. It takes care of scaling and failover for your application, provides deployment patterns, and more. For example, Kubernetes can easily manage a canary deployment for your system.</text:p>
      <text:p text:style-name="Standard"/>
      <text:p text:style-name="Standard">Kubernetes provides you with:</text:p>
      <text:p text:style-name="Standard"/>
      <text:p text:style-name="Standard">Service discovery and load balancing Kubernetes can expose a container using the DNS name or using their own IP address. If traffic to a container is high, Kubernetes is able to load balance and distribute the network traffic so that the deployment is stable.</text:p>
      <text:p text:style-name="Standard">Storage orchestration Kubernetes allows you to automatically mount a storage system of your choice, such as local storages, public cloud providers, and more.</text:p>
      <text:p text:style-name="Standard">Automated rollouts and rollbacks You can describe the desired state for your deployed containers using Kubernetes, and it can change the actual state to the desired state at a controlled rate. For example, you can automate Kubernetes to create new containers for your deployment, remove existing containers and adopt all their resources to the new container.</text:p>
      <text:p text:style-name="Standard">Automatic bin packing You provide Kubernetes with a cluster of nodes that it can use to run containerized tasks. You tell Kubernetes how much CPU and memory (RAM) each container needs. Kubernetes can fit containers onto your nodes to make the best use of your resources.</text:p>
      <text:p text:style-name="Standard">Self-healing Kubernetes restarts containers that fail, replaces containers, kills containers that don't respond to your user-defined health check, and doesn't advertise them to clients until they are ready to serve.</text:p>
      <text:p text:style-name="Standard">Secret and configuration management Kubernetes lets you store and manage sensitive information, such as passwords, OAuth tokens, and SSH keys. You can deploy and update secrets and application configuration without rebuilding your container images, and without exposing secrets in your stack configuration.</text:p>
      <text:p text:style-name="Standard"/>
      <text:p text:style-name="Standard"/>
      <text:p text:style-name="Standard"/>
      <text:p text:style-name="Standard"/>
      <text:p text:style-name="Standard"><text:soft-page-break/></text:p>
      <text:p text:style-name="P1">Kubernetes Components</text:p>
      <text:p text:style-name="P1"/>
      <text:p text:style-name="Standard">When you deploy Kubernetes, you get a cluster.</text:p>
      <text:p text:style-name="Standard"/>
      <text:p text:style-name="Standard">A Kubernetes cluster consists of a set of worker machines, called nodes, that run containerized applications. Every cluster has at least one worker node.</text:p>
      <text:p text:style-name="Standard"/>
      <text:p text:style-name="Standard">The worker node(s) host the Pods that are the components of the application workload. The control plane manages the worker nodes and the Pods in the cluster. In production environments, the control plane usually runs across multiple computers and a cluster usually runs multiple nodes, providing fault-tolerance and high availability.</text:p>
      <text:p text:style-name="Standard"/>
      <text:p text:style-name="Standard">Nodes</text:p>
      <text:p text:style-name="Standard">Kubernetes runs your workload by placing containers into Pods to run on Nodes. A node may be a virtual or physical machine, depending on the cluster. Each node contains the services necessary to run Pods, managed by the control plane.</text:p>
      <text:p text:style-name="Standard"/>
      <text:p text:style-name="Standard">Typically you have several nodes in a cluster; in a learning or resource-limited environment, you might have just one.</text:p>
      <text:p text:style-name="Standard"/>
      <text:p text:style-name="Standard">The components on a node include the kubelet, a container runtime, and the kube-proxy.</text:p>
      <text:p text:style-name="Standard"/>
      <text:p text:style-name="Standard">https://kubernetes.io/docs/concepts/architecture/nodes/</text:p>
      <text:p text:style-name="Standard"/>
      <text:p text:style-name="Standard">Pods</text:p>
      <text:p text:style-name="Standard">Pods are the smallest deployable units of computing that you can create and manage in Kubernetes.</text:p>
      <text:p text:style-name="Standard"/>
      <text:p text:style-name="Standard">A Pod (as in a pod of whales or pea pod) is a group of one or more containers, with shared storage/network resources, and a specification for how to run the containers. A Pod's contents are always co-located and co-scheduled, and run in a shared context. A Pod models an application-specific "logical host": it contains one or more application containers which are relatively tightly coupled. In non-cloud contexts, applications executed on the same physical or virtual machine are analogous to cloud applications executed on the same logical host.</text:p>
      <text:p text:style-name="Standard"/>
      <text:p text:style-name="Standard">As well as application containers, a Pod can contain init containers that run during Pod startup. You can also inject ephemeral containers for debugging if your cluster offers this.</text:p>
      <text:p text:style-name="Standard"/>
      <text:p text:style-name="Standard">https://kubernetes.io/docs/concepts/workloads/pods/</text:p>
      <text:p text:style-name="Standard"><text:s/>== https://kubernetes.io/docs/concepts/workloads/controllers/deployment/ <text:s text:c="2"/>== https://kubernetes.io/docs/concepts/workloads/controllers/job/ <text:s/>== https://kubernetes.io/docs/concepts/workloads/controllers/statefulset/</text:p>
      <text:p text:style-name="Standard"/>
      <text:p text:style-name="Standard"><text:s text:c="2"/>===</text:p>
      <text:p text:style-name="Standard"><text:s text:c="3"/>StatefulSets</text:p>
      <text:p text:style-name="Standard">StatefulSet is the workload API object used to manage stateful applications.</text:p>
      <text:p text:style-name="Standard"/>
      <text:p text:style-name="Standard"><text:soft-page-break/>Manages the deployment and scaling of a set of Pods, and provides guarantees about the ordering and uniqueness of these Pods.</text:p>
      <text:p text:style-name="Standard"/>
      <text:p text:style-name="Standard">Like a Deployment, a StatefulSet manages Pods that are based on an identical container spec. Unlike a Deployment, a StatefulSet maintains a sticky identity for each of their Pods. These pods are created from the same spec, but are not interchangeable: each has a persistent identifier that it maintains across any rescheduling.</text:p>
      <text:p text:style-name="Standard"/>
      <text:p text:style-name="Standard">If you want to use storage volumes to provide persistence for your workload, you can use a StatefulSet as part of the solution. Although individual Pods in a StatefulSet are susceptible to failure, the persistent Pod identifiers make it easier to match existing volumes to the new Pods that replace any that have failed.</text:p>
      <text:p text:style-name="Standard"/>
      <text:p text:style-name="Standard"><text:s text:c="2"/>===</text:p>
      <text:p text:style-name="Standard"/>
      <text:p text:style-name="Standard">Each Pod is meant to run a single instance of a given application. If you want to scale your application horizontally (to provide more overall resources by running more instances), you should use multiple Pods, one for each instance. In Kubernetes, this is typically referred to as replication. Replicated Pods are usually created and managed as a group by a workload resource and its controller.</text:p>
      <text:p text:style-name="Standard"/>
      <text:p text:style-name="Standard">Controllers == https://kubernetes.io/docs/concepts/architecture/controller/</text:p>
      <text:p text:style-name="Standard">In robotics and automation, a control loop is a non-terminating loop that regulates the state of a system.</text:p>
      <text:p text:style-name="Standard"/>
      <text:p text:style-name="Standard">Here is one example of a control loop: a thermostat in a room.</text:p>
      <text:p text:style-name="Standard"/>
      <text:p text:style-name="Standard">When you set the temperature, that's telling the thermostat about your desired state. The actual room temperature is the current state. The thermostat acts to bring the current state closer to the desired state, by turning equipment on or off.</text:p>
      <text:p text:style-name="Standard"/>
      <text:p text:style-name="Standard">In Kubernetes, controllers are control loops that watch the state of your cluster, then make or request changes where needed. Each controller tries to move the current cluster state closer to the desired state.</text:p>
      <text:p text:style-name="Standard"/>
      <text:p text:style-name="Standard">Ways of running controllers </text:p>
      <text:p text:style-name="Standard">Kubernetes comes with a set of built-in controllers that run inside the kube-controller-manager. These built-in controllers provide important core behaviors.</text:p>
      <text:p text:style-name="Standard"/>
      <text:p text:style-name="Standard">The Deployment controller and Job controller are examples of controllers that come as part of Kubernetes itself ("built-in" controllers). Kubernetes lets you run a resilient control plane, so that if any of the built-in controllers were to fail, another part of the control plane will take over the work.</text:p>
      <text:p text:style-name="Standard"/>
      <text:p text:style-name="Standard">You can find controllers that run outside the control plane, to extend Kubernetes. Or, if you want, you can write a new controller yourself. You can run your own controller as a set of Pods, or externally to Kubernetes. What fits best will depend on what that particular controller does.</text:p>
      <text:p text:style-name="Standard"/>
      <text:p text:style-name="Standard"/>
      <text:p text:style-name="Standard"/>
      <text:p text:style-name="Standard"/>
      <text:p text:style-name="Standard"/>
      <text:p text:style-name="Standard"/>
      <text:p text:style-name="Standard"><text:soft-page-break/>Control Plane Components</text:p>
      <text:p text:style-name="Standard"/>
      <text:p text:style-name="Standard">The control plane's components make global decisions about the cluster (for example, scheduling), as well as detecting and responding to cluster events (for example, starting up a new pod when a deployment's replicas field is unsatisfied).</text:p>
      <text:p text:style-name="Standard"/>
      <text:p text:style-name="Standard">Control plane components can be run on any machine in the cluster. However, for simplicity, set up scripts typically start all control plane components on the same machine, and do not run user containers on this machine. See Building High-Availability Clusters for an example multi-master-VM setup.</text:p>
      <text:p text:style-name="Standard"/>
      <text:p text:style-name="Standard">kube-apiserver</text:p>
      <text:p text:style-name="Standard">The API server is a component of the Kubernetes control plane that exposes the Kubernetes API. The API server is the front end for the Kubernetes control plane.</text:p>
      <text:p text:style-name="Standard"/>
      <text:p text:style-name="Standard">The main implementation of a Kubernetes API server is kube-apiserver. kube-apiserver is designed to scale horizontally—that is, it scales by deploying more instances. You can run several instances of kube-apiserver and balance traffic between those instances.</text:p>
      <text:p text:style-name="Standard"/>
      <text:p text:style-name="Standard">etcd</text:p>
      <text:p text:style-name="Standard">Consistent and highly-available key value store used as Kubernetes' backing store for all cluster data.</text:p>
      <text:p text:style-name="Standard"/>
      <text:p text:style-name="Standard">If your Kubernetes cluster uses etcd as its backing store, make sure you have a back up plan for those data.</text:p>
      <text:p text:style-name="Standard"/>
      <text:p text:style-name="Standard">You can find in-depth information about etcd in the official documentation.</text:p>
      <text:p text:style-name="Standard"><text:s text:c="4"/>https://kubernetes.io/docs/tasks/administer-cluster/configure-upgrade-etcd/#backing-up-an-etcd-cluster</text:p>
      <text:p text:style-name="Standard"/>
      <text:p text:style-name="Standard">kube-scheduler</text:p>
      <text:p text:style-name="Standard">Control plane component that watches for newly created Pods with no assigned node, and selects a node for them to run on.</text:p>
      <text:p text:style-name="Standard"/>
      <text:p text:style-name="Standard">Factors taken into account for scheduling decisions include: individual and collective resource requirements, hardware/software/policy constraints, affinity and anti-affinity specifications, data locality, inter-workload interference, and deadlines.</text:p>
      <text:p text:style-name="Standard"/>
      <text:p text:style-name="Standard">kube-controller-manager</text:p>
      <text:p text:style-name="Standard">Control Plane component that runs controller processes.</text:p>
      <text:p text:style-name="Standard"/>
      <text:p text:style-name="Standard">Logically, each controller is a separate process, but to reduce complexity, they are all compiled into a single binary and run in a single process.</text:p>
      <text:p text:style-name="Standard"/>
      <text:p text:style-name="Standard">These controllers include:</text:p>
      <text:p text:style-name="Standard"/>
      <text:p text:style-name="Standard">Node controller: Responsible for noticing and responding when nodes go down.</text:p>
      <text:p text:style-name="Standard">Replication controller: Responsible for maintaining the correct number of pods for every replication controller object in the system.</text:p>
      <text:p text:style-name="Standard">Endpoints controller: Populates the Endpoints object (that is, joins Services &amp; Pods).</text:p>
      <text:p text:style-name="Standard"><text:soft-page-break/>Service Account &amp; Token controllers: Create default accounts and API access tokens for new namespaces.</text:p>
      <text:p text:style-name="Standard"/>
      <text:p text:style-name="Standard"/>
      <text:p text:style-name="Standard">cloud-controller-manager </text:p>
      <text:p text:style-name="Standard">A Kubernetes control plane component that embeds cloud-specific control logic. The cloud controller manager lets you link your cluster into your cloud provider's API, and separates out the components that interact with that cloud platform from components that just interact with your cluster.</text:p>
      <text:p text:style-name="Standard">The cloud-controller-manager only runs controllers that are specific to your cloud provider. If you are running Kubernetes on your own premises, or in a learning environment inside your own PC, the cluster does not have a cloud controller manager.</text:p>
      <text:p text:style-name="Standard"/>
      <text:p text:style-name="Standard">As with the kube-controller-manager, the cloud-controller-manager combines several logically independent control loops into a single binary that you run as a single process. You can scale horizontally (run more than one copy) to improve performance or to help tolerate failures.</text:p>
      <text:p text:style-name="Standard"/>
      <text:p text:style-name="Standard">The following controllers can have cloud provider dependencies:</text:p>
      <text:p text:style-name="Standard"/>
      <text:p text:style-name="Standard">Node controller: For checking the cloud provider to determine if a node has been deleted in the cloud after it stops responding</text:p>
      <text:p text:style-name="Standard">Route controller: For setting up routes in the underlying cloud infrastructure</text:p>
      <text:p text:style-name="Standard">Service controller: For creating, updating and deleting cloud provider load balancers</text:p>
      <text:p text:style-name="Standard"/>
      <text:p text:style-name="Standard"/>
      <text:p text:style-name="Standard">Node Components</text:p>
      <text:p text:style-name="Standard">Node components run on every node, maintaining running pods and providing the Kubernetes runtime environment.</text:p>
      <text:p text:style-name="Standard"/>
      <text:p text:style-name="Standard">kubelet</text:p>
      <text:p text:style-name="Standard">An agent that runs on each node in the cluster. It makes sure that containers are running in a Pod.</text:p>
      <text:p text:style-name="Standard"/>
      <text:p text:style-name="Standard">The kubelet takes a set of PodSpecs that are provided through various mechanisms and ensures that the containers described in those PodSpecs are running and healthy. The kubelet doesn't manage containers which were not created by Kubernetes.</text:p>
      <text:p text:style-name="Standard"/>
      <text:p text:style-name="Standard">Service</text:p>
      <text:p text:style-name="Standard">An abstract way to expose an application running on a set of Pods as a network service.</text:p>
      <text:p text:style-name="Standard">With Kubernetes you don't need to modify your application to use an unfamiliar service discovery mechanism. Kubernetes gives Pods their own IP addresses and a single DNS name for a set of Pods, and can load-balance across them.</text:p>
      <text:p text:style-name="Standard"/>
      <text:p text:style-name="Standard">Motivation</text:p>
      <text:p text:style-name="Standard">Kubernetes Pods are created and destroyed to match the state of your cluster. Pods are nonpermanent resources. If you use a Deployment to run your app, it can create and destroy Pods dynamically.</text:p>
      <text:p text:style-name="Standard"/>
      <text:p text:style-name="Standard">Each Pod gets its own IP address, however in a Deployment, the set of Pods running in one moment in time could be different from the set of Pods running that application a moment later.</text:p>
      <text:p text:style-name="Standard"/>
      <text:p text:style-name="Standard"><text:soft-page-break/>This leads to a problem: if some set of Pods (call them "backends") provides functionality to other Pods (call them "frontends") inside your cluster, how do the frontends find out and keep track of which IP address to connect to, so that the frontend can use the backend part of the workload?</text:p>
      <text:p text:style-name="Standard"/>
      <text:p text:style-name="Standard">Enter Services.</text:p>
      <text:p text:style-name="Standard"/>
      <text:p text:style-name="Standard">== https://kubernetes.io/docs/concepts/services-networking/service/</text:p>
      <text:p text:style-name="Standard"/>
      <text:p text:style-name="Standard">Defining a Service</text:p>
      <text:p text:style-name="Standard">A Service in Kubernetes is a REST object, similar to a Pod. Like all of the REST objects, you can POST a Service definition to the API server to create a new instance. The name of a Service object must be a valid DNS label name.</text:p>
      <text:p text:style-name="Standard"/>
      <text:p text:style-name="Standard">For example, suppose you have a set of Pods that each listen on TCP port 9376 and carry a label app=MyApp:</text:p>
      <text:p text:style-name="Standard"/>
      <text:p text:style-name="Standard">apiVersion: v1</text:p>
      <text:p text:style-name="Standard">kind: Service</text:p>
      <text:p text:style-name="Standard">metadata:</text:p>
      <text:p text:style-name="Standard"><text:s text:c="2"/>name: my-service</text:p>
      <text:p text:style-name="Standard">spec:</text:p>
      <text:p text:style-name="Standard"><text:s text:c="2"/>selector:</text:p>
      <text:p text:style-name="Standard"><text:s text:c="4"/>app: MyApp</text:p>
      <text:p text:style-name="Standard"><text:s text:c="2"/>ports:</text:p>
      <text:p text:style-name="Standard"><text:s text:c="4"/>- protocol: TCP</text:p>
      <text:p text:style-name="Standard"><text:s text:c="6"/>port: 80</text:p>
      <text:p text:style-name="Standard"><text:s text:c="6"/>targetPort: 9376</text:p>
      <text:p text:style-name="Standard">This specification creates a new Service object named "my-service", which targets TCP port 9376 on any Pod with the app=MyApp label.</text:p>
      <text:p text:style-name="Standard"/>
      <text:p text:style-name="Standard">Kubernetes assigns this Service an IP address (sometimes called the "cluster IP"), which is used by the Service proxies (see Virtual IPs and service proxies below).</text:p>
      <text:p text:style-name="Standard"/>
      <text:p text:style-name="Standard">The controller for the Service selector continuously scans for Pods that match its selector, and then POSTs any updates to an Endpoint object also named "my-service".</text:p>
      <text:p text:style-name="Standard"/>
      <text:p text:style-name="Standard">Note: A Service can map any incoming port to a targetPort. By default and for convenience, the targetPort is set to the same value as the port field.</text:p>
      <text:p text:style-name="Standard">Port definitions in Pods have names, and you can reference these names in the targetPort attribute of a Service. This works even if there is a mixture of Pods in the Service using a single configured name, with the same network protocol available via different port numbers. This offers a lot of flexibility for deploying and evolving your Services. For example, you can change the port numbers that Pods expose in the next version of your backend software, without breaking clients.</text:p>
      <text:p text:style-name="Standard"/>
      <text:p text:style-name="Standard">The default protocol for Services is TCP; you can also use any other supported protocol.</text:p>
      <text:p text:style-name="Standard"/>
      <text:p text:style-name="Standard">As many Services need to expose more than one port, Kubernetes supports multiple port definitions on a Service object. Each port definition can have the same protocol, or a different one.</text:p>
      <text:p text:style-name="Standard"/>
      <text:p text:style-name="Standard"><text:soft-page-break/></text:p>
      <text:p text:style-name="Standard">An ExternalName Service is a special case of Service that does not have selectors and uses DNS names instead. For more information, see the ExternalName section later in this document.</text:p>
      <text:p text:style-name="Standard"/>
      <text:p text:style-name="Standard">Note:</text:p>
      <text:p text:style-name="Standard">When you have a Pod that needs to access a Service, and you are using the environment variable method to publish the port and cluster IP to the client Pods, you must create the Service before the client Pods come into existence. Otherwise, those client Pods won't have their environment variables populated.</text:p>
      <text:p text:style-name="Standard"/>
      <text:p text:style-name="Standard">If you only use DNS to discover the cluster IP for a Service, you don't need to worry about this ordering issue.</text:p>
      <text:p text:style-name="Standard"/>
      <text:p text:style-name="Standard"/>
      <text:p text:style-name="Standard"/>
      <text:p text:style-name="Standard">Namespaces <text:s/>== https://kubernetes.io/docs/concepts/overview/working-with-objects/namespaces/</text:p>
      <text:p text:style-name="Standard">Kubernetes supports multiple virtual clusters backed by the same physical cluster. These virtual clusters are called namespaces.</text:p>
      <text:p text:style-name="Standard"/>
      <text:p text:style-name="Standard">When to Use Multiple Namespaces</text:p>
      <text:p text:style-name="Standard">Namespaces are intended for use in environments with many users spread across multiple teams, or projects. For clusters with a few to tens of users, you should not need to create or think about namespaces at all. Start using namespaces when you need the features they provide.</text:p>
      <text:p text:style-name="Standard"/>
      <text:p text:style-name="Standard">Namespaces provide a scope for names. Names of resources need to be unique within a namespace, but not across namespaces. Namespaces cannot be nested inside one another and each Kubernetes resource can only be in one namespace.</text:p>
      <text:p text:style-name="Standard"/>
      <text:p text:style-name="Standard">Namespaces are a way to divide cluster resources between multiple users (via resource quota).</text:p>
      <text:p text:style-name="Standard"/>
      <text:p text:style-name="Standard">It is not necessary to use multiple namespaces just to separate slightly different resources, such as different versions of the same software: use labels to distinguish resources within the same namespace.</text:p>
      <text:p text:style-name="Standard"/>
      <text:p text:style-name="Standard"/>
      <text:p text:style-name="Standard">DNS for Services and Pods === https://kubernetes.io/docs/concepts/services-networking/dns-pod-service/</text:p>
      <text:p text:style-name="Standard">This page provides an overview of DNS support by Kubernetes.</text:p>
      <text:p text:style-name="Standard"/>
      <text:p text:style-name="Standard">Introduction</text:p>
      <text:p text:style-name="Standard">Kubernetes DNS schedules a DNS Pod and Service on the cluster, and configures the kubelets to tell individual containers to use the DNS Service's IP to resolve DNS names.</text:p>
      <text:p text:style-name="Standard"/>
      <text:p text:style-name="Standard">What things get DNS names?</text:p>
      <text:p text:style-name="Standard">Every Service defined in the cluster (including the DNS server itself) is assigned a DNS name. By default, a client Pod's DNS search list will include the Pod's own namespace and the cluster's default domain. This is best illustrated by example:</text:p>
      <text:p text:style-name="Standard"/>
      <text:p text:style-name="Standard"><text:soft-page-break/>Assume a Service named foo in the Kubernetes namespace bar. A Pod running in namespace bar can look up this service by simply doing a DNS query for foo. A Pod running in namespace quux can look up this service by doing a DNS query for foo.bar.</text:p>
      <text:p text:style-name="Standard"/>
      <text:p text:style-name="Standard">The following sections detail the supported record types and layout that is supported. Any other layout or names or queries that happen to work are considered implementation details and are subject to change without warning. For more up-to-date specification, see Kubernetes DNS-Based Service Discovery.</text:p>
      <text:p text:style-name="Standard"/>
      <text:p text:style-name="Standard"/>
      <text:p text:style-name="Standard">note: Understanding AAAA records</text:p>
      <text:p text:style-name="Standard">A and AAAA records are equally important when it comes to resolving DNS. The difference lies in that A records is used to resolve a hostname which corresponds to an IPv4 address, while AAAA records are used to resolve a domain name which corresponds to an IPv6 address.</text:p>
      <text:p text:style-name="Standard"/>
      <text:p text:style-name="Standard">Namespaces and DNS</text:p>
      <text:p text:style-name="Standard">When you create a Service, it creates a corresponding DNS entry. This entry is of the form &lt;service-name&gt;.&lt;namespace-name&gt;.svc.cluster.local, which means that if a container just uses &lt;service-name&gt;, it will resolve to the service which is local to a namespace. This is useful for using the same configuration across multiple namespaces such as Development, Staging and Production. If you want to reach across namespaces, you need to use the fully qualified domain name (FQDN).</text:p>
      <text:p text:style-name="Standard"/>
      <text:p text:style-name="Standard">Not All Objects are in a Namespace</text:p>
      <text:p text:style-name="Standard">Most Kubernetes resources (e.g. pods, services, replication controllers, and others) are in some namespaces. However namespace resources are not themselves in a namespace. And low-level resources, such as nodes and persistentVolumes, are not in any namespace.</text:p>
      <text:p text:style-name="Standard"/>
      <text:p text:style-name="Standard">To see which Kubernetes resources are and aren't in a namespace:</text:p>
      <text:p text:style-name="Standard"/>
      <text:p text:style-name="Standard"># In a namespace</text:p>
      <text:p text:style-name="Standard">kubectl api-resources --namespaced=true</text:p>
      <text:p text:style-name="Standard"/>
      <text:p text:style-name="Standard"># Not in a namespace</text:p>
      <text:p text:style-name="Standard">kubectl api-resources --namespaced=false</text:p>
      <text:p text:style-name="Standard"/>
      <text:p text:style-name="Standard"/>
      <text:p text:style-name="Standard">note: Link-local address</text:p>
      <text:p text:style-name="Standard">In computer networking, a link-local address is a network address that is valid only for communications within the network segment or the broadcast domain that the host is connected to</text:p>
      <text:p text:style-name="Standard"/>
      <text:p text:style-name="Standard"/>
      <text:p text:style-name="Standard">Installing Addons === https://kubernetes.io/docs/concepts/cluster-administration/addons/ <text:s/>==Note: You need either kube-dns version 1.7 or CoreDNS version 0.0.8 or higher to use the ExternalName type.</text:p>
      <text:p text:style-name="Standard"/>
      <text:p text:style-name="Standard">CNAME record</text:p>
      <text:p text:style-name="Standard">A Canonical Name record is a type of resource record in the Domain Name System that maps one domain name to another. This can prove convenient when running multiple services from a single IP address. </text:p>
      <text:p text:style-name="Standard"/>
      <text:p text:style-name="Standard"><text:soft-page-break/></text:p>
      <text:p text:style-name="Standard"/>
      <text:p text:style-name="Standard"/>
      <text:p text:style-name="Standard">Working with Pods</text:p>
      <text:p text:style-name="Standard"/>
      <text:p text:style-name="Standard">Note: Restarting a container in a Pod should not be confused with restarting a Pod. A Pod is not a process, but an environment for running container(s). A Pod persists until it is deleted.</text:p>
      <text:p text:style-name="Standard">When you create the manifest for a Pod object, make sure the name specified is a valid DNS subdomain name.</text:p>
      <text:p text:style-name="Standard"/>
      <text:p text:style-name="Standard">Pods and controllers</text:p>
      <text:p text:style-name="Standard">You can use workload resources to create and manage multiple Pods for you. A controller for the resource handles replication and rollout and automatic healing in case of Pod failure. For example, if a Node fails, a controller notices that Pods on that Node have stopped working and creates a replacement Pod. The scheduler places the replacement Pod onto a healthy Node.</text:p>
      <text:p text:style-name="Standard"/>
      <text:p text:style-name="Standard">Here are some examples of workload resources that manage one or more Pods:</text:p>
      <text:p text:style-name="Standard"/>
      <text:p text:style-name="Standard">Deployment</text:p>
      <text:p text:style-name="Standard">StatefulSet</text:p>
      <text:p text:style-name="Standard">DaemonSet</text:p>
      <text:p text:style-name="Standard"/>
      <text:p text:style-name="Standard">Modifying the pod template or switching to a new pod template has no effect on the Pods that already exist. Pods do not receive template updates directly. Instead, a new Pod is created to match the revised pod template.</text:p>
      <text:p text:style-name="Standard"/>
      <text:p text:style-name="Standard">Storage in Pods</text:p>
      <text:p text:style-name="Standard">A Pod can specify a set of shared storage volumes. All containers in the Pod can access the shared volumes, allowing those containers to share data. Volumes also allow persistent data in a Pod to survive in case one of the containers within needs to be restarted. See Storage for more information on how Kubernetes implements shared storage and makes it available to Pods.</text:p>
      <text:p text:style-name="Standard"/>
      <text:p text:style-name="Standard">Pod networking</text:p>
      <text:p text:style-name="Standard">Each Pod is assigned a unique IP address for each address family. Every container in a Pod shares the network namespace, including the IP address and network ports. Inside a Pod (and only then), the containers that belong to the Pod can communicate with one another using localhost. When containers in a Pod communicate with entities outside the Pod, they must coordinate how they use the shared network resources (such as ports). Within a Pod, containers share an IP address and port space, and can find each other via localhost. The containers in a Pod can also communicate with each other using standard inter-process communications like SystemV semaphores or POSIX shared memory. Containers in different Pods have distinct IP addresses and can not communicate by IPC without special configuration. Containers that want to interact with a container running in a different Pod can use IP networking to communicate.</text:p>
      <text:p text:style-name="Standard"/>
      <text:p text:style-name="Standard">Containers within the Pod see the system hostname as being the same as the configured name for the Pod. There's more about this in the networking sec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1:00:51.418552679</meta:creation-date>
    <dc:date>2020-10-14T11:03:12.590312464</dc:date>
    <meta:editing-duration>PT2M22S</meta:editing-duration>
    <meta:editing-cycles>1</meta:editing-cycles>
    <meta:document-statistic meta:table-count="0" meta:image-count="0" meta:object-count="0" meta:page-count="9" meta:paragraph-count="160" meta:word-count="3433" meta:character-count="22106" meta:non-whitespace-character-count="18790"/>
    <meta:generator>LibreOffice/6.4.6.2$Linux_X86_64 LibreOffice_project/40$Build-2</meta:generator>
  </office:meta>
</office:document-meta>
</file>